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Calibri" fo:font-size="10.5pt" fo:letter-spacing="normal" fo:font-style="normal" fo:font-weight="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Calibri" fo:font-size="12pt" fo:letter-spacing="normal" fo:font-style="normal"/>
    </style:style>
    <style:style style:name="P4" style:family="paragraph" style:parent-style-name="Heading_20_1">
      <style:text-properties fo:font-variant="normal" fo:text-transform="none" fo:color="#000000" style:font-name="Calibri" fo:font-size="13.5pt" fo:letter-spacing="normal" fo:font-style="normal"/>
    </style:style>
    <style:style style:name="P5" style:family="paragraph">
      <style:paragraph-properties fo:margin-left="0cm" fo:margin-right="0cm" fo:margin-top="0cm" fo:margin-bottom="0.265cm" style:line-height-at-least="0.423cm" fo:text-indent="0cm"/>
      <style:text-properties fo:color="#000000" style:font-name="Calibri" fo:font-size="10.5pt" style:font-name-complex="Calibri"/>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text:a xlink:type="simple" xlink:href="https://rockingsoccer.com/lv/futbols/help/home/category-14/article-51" text:style-name="Internet_20_link" text:visited-style-name="Visited_20_Internet_20_Link">https://rockingsoccer.com/lv/futbols/help/home/category-14/article-51</text:a></text:h>
      <text:h text:style-name="P4" text:outline-level="1">Valsts izlase: Spēlētāju izvēle</text:h>
      <text:p text:style-name="P2">Izlases kandidātu saraksts tiek atjaunots 4 reizes sezonā. Kandidātu sarakstā ir spēlētāji, kas var būt noderīgi izlases spēlēs. Izlases menedžeris var izvēlēties 18 - 23<text:span text:style-name="T1"> </text:span><office:annotation office:name="__Annotation__1_2094866692"><dc:creator>Nezināms autors</dc:creator><dc:date>2018-11-11T10:48:12.370000000</dc:date><text:p text:style-name="P5"><text:span text:style-name="T2">spēlētājus</text:span></text:p></office:annotation><text:span text:style-name="T1">sēlētājus</text:span><office:annotation-end office:name="__Annotation__1_2094866692"/> no šī saraksta, kuri būs pieejami izlases spēlēs līdz nākamajai kandidātu saraksta <office:annotation office:name="__Annotation__3_2094866692"><dc:creator>Nezināms autors</dc:creator><dc:date>2018-11-11T10:48:32.490000000</dc:date><text:p text:style-name="P5"><text:span text:style-name="T2">atjaunošanai</text:span></text:p></office:annotation>ataunošanai<office:annotation-end office:name="__Annotation__3_2094866692"/>.</text:p>
      <text:p text:style-name="P2">Spēlētāju saraksts tiek izveidots katras sezonas 2., 11., 23. un 42. nedēļā. Šajās nedēļās menedžerim tiek dotas divas dienas, lai izvēlētos spēlētājus.</text:p>
      <text:p text:style-name="P2">Ja gadījumā nav izlases menedžera vai arī menedžeris ir nokavējis brīdi, kad jāizvēlas spēlētāji, tad dators pats izvēlas labākos spēlētājus.</text:p>
      <text:h text:style-name="P3" text:outline-level="3">Izlases kandidātu izvēle</text:h>
      <text:p text:style-name="P2">Izlases kandidātu saraksts tiek veidots balstoties uz vairākiem kritērijiem. Viens no tiem ir spēlētāja vispārējā vērtība, bet tas nav vienīgais. Tāpēc ir iespējams, ka kandidātu sarakstā ir spēlētāji ar zemāku vērtību kā kādam kurš nav iekļuvis šajā sarakstā.</text:p>
      <text:p text:style-name="P2">Izlases kandidātu sarakstā būtu <office:annotation office:name="__Annotation__6_2094866692"><dc:creator>Nezināms autors</dc:creator><dc:date>2018-11-11T10:48:58.538000000</dc:date><text:p text:style-name="P5"><text:span text:style-name="T2">jābūt</text:span></text:p></office:annotation>jābut<office:annotation-end office:name="__Annotation__6_2094866692"/> labākajam vārtsargam, 6 aizsargiem, 5 pussargiem un 3 uzbrucējiem. Pārējie kandidātu saraktā iekļautie spēlētāji ir interesanti izlasei kāda cita iemesla dēļ,: parasti talanta, speciālo prasmju vai augstas pamatprasmes dēļ.</text:p>
      <text:p text:style-name="P2">Tāpat atsevišķi spēlētāji var tikt iekļauti izlases kandidātu sarakstā trenēšanas īpatnību dēļ. Piemēram, balsta pussargam ir nepieciešams atšķirīgs trenēšanas veids kā uzbrūkošam pussargam. Kandidātu sarakstā būtu jābūt abu pozīciju spēlētāji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0:47:28.077000000</meta:creation-date>
    <dc:date>2018-11-11T10:50:25.716000000</dc:date>
    <meta:editing-duration>PT2M58S</meta:editing-duration>
    <meta:editing-cycles>2</meta:editing-cycles>
    <meta:generator>LibreOffice/6.0.2.1$Windows_X86_64 LibreOffice_project/f7f06a8f319e4b62f9bc5095aa112a65d2f3ac89</meta:generator>
    <meta:document-statistic meta:table-count="0" meta:image-count="0" meta:object-count="0" meta:page-count="1" meta:paragraph-count="9" meta:word-count="191" meta:character-count="1460" meta:non-whitespace-character-count="1278"/>
  </office:meta>
</office:document-meta>
</file>